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7fff" draw:opacity="63%" draw:textarea-horizontal-align="justify" draw:textarea-vertical-align="top" draw:auto-grow-height="false" fo:min-height="5.592cm" fo:min-width="19.422cm"/>
    </style:style>
    <style:style style:name="gr2" style:family="graphic" style:parent-style-name="standard">
      <style:graphic-properties svg:stroke-color="#000000" draw:fill-color="#ffff00" draw:opacity="100%" draw:textarea-horizontal-align="justify" draw:textarea-vertical-align="middle" draw:auto-grow-height="false" fo:min-height="2.798cm" fo:min-width="4.357cm"/>
    </style:style>
    <style:style style:name="gr3" style:family="graphic" style:parent-style-name="standard">
      <style:graphic-properties svg:stroke-color="#000000" draw:fill-color="#ff7f00" draw:textarea-horizontal-align="justify" draw:textarea-vertical-align="middle" draw:auto-grow-height="false" fo:min-height="2.643cm" fo:min-width="4.233cm"/>
    </style:style>
    <style:style style:name="gr4" style:family="graphic" style:parent-style-name="standard">
      <style:graphic-properties svg:stroke-color="#000000" draw:fill-color="#008000" draw:textarea-horizontal-align="justify" draw:textarea-vertical-align="middle" draw:auto-grow-height="false" fo:min-height="2.643cm" fo:min-width="4.111cm"/>
    </style:style>
    <style:style style:name="gr5" style:family="graphic" style:parent-style-name="standard">
      <style:graphic-properties svg:stroke-color="#000000" draw:fill-color="#ff0000" draw:textarea-horizontal-align="justify" draw:textarea-vertical-align="middle" draw:auto-grow-height="false" fo:min-height="2.643cm" fo:min-width="4.111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007fff" draw:opacity="63%"/>
      <style:paragraph-properties fo:text-align="center"/>
    </style:style>
    <style:style style:name="P3" style:family="paragraph">
      <loext:graphic-properties draw:fill-color="#ffff00" draw:opacity="100%"/>
      <style:paragraph-properties fo:text-align="center"/>
    </style:style>
    <style:style style:name="P4" style:family="paragraph">
      <loext:graphic-properties draw:fill-color="#ff7f00"/>
      <style:paragraph-properties fo:text-align="center"/>
    </style:style>
    <style:style style:name="P5" style:family="paragraph">
      <loext:graphic-properties draw:fill-color="#0080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9.922cm" svg:height="5.842cm" svg:x="1.294cm" svg:y="2.159cm">
            <text:p text:style-name="P1">Application &amp; Services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" draw:id="id3" draw:layer="layout" svg:width="4.857cm" svg:height="3.048cm" svg:x="1.543cm" svg:y="3.602cm">
            <text:p text:style-name="P1">Source Control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4" draw:id="id4" draw:layer="layout" svg:width="4.733cm" svg:height="2.893cm" svg:x="8.692cm" svg:y="3.696cm">
            <text:p text:style-name="P1">Continuous<text:line-break/>Integration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" draw:id="id1" draw:layer="layout" svg:width="4.611cm" svg:height="2.893cm" svg:x="15.714cm" svg:y="3.696cm">
            <text:p text:style-name="P1">Artifact<text:line-break/>Repository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2" draw:id="id2" draw:layer="layout" svg:width="4.611cm" svg:height="2.893cm" svg:x="22.036cm" svg:y="3.696cm">
            <text:p text:style-name="P1">Orchestration</text:p>
            <draw:enhanced-geometry svg:viewBox="0 0 21600 21600" draw:type="rectangle" draw:enhanced-path="M 0 0 L 21600 0 21600 21600 0 21600 0 0 Z N"/>
          </draw:custom-shape>
          <draw:connector draw:style-name="gr6" draw:text-style-name="P7" draw:layer="layout" draw:type="line" svg:x1="20.325cm" svg:y1="5.142cm" svg:x2="22.036cm" svg:y2="5.142cm" draw:start-shape="id1" draw:start-glue-point="1" draw:end-shape="id2" svg:d="M20325 5142h1711" svg:viewBox="0 0 1712 1">
            <text:p/>
          </draw:connector>
          <draw:connector draw:style-name="gr7" draw:text-style-name="P7" draw:layer="layout" draw:type="line" svg:x1="6.4cm" svg:y1="5.126cm" svg:x2="8.692cm" svg:y2="5.142cm" draw:start-shape="id3" draw:start-glue-point="1" draw:end-shape="id4" draw:end-glue-point="3" svg:d="M6400 5126l2292 16" svg:viewBox="0 0 2293 17">
            <text:p/>
          </draw:connector>
          <draw:connector draw:style-name="gr7" draw:text-style-name="P7" draw:layer="layout" draw:type="line" svg:x1="13.425cm" svg:y1="5.142cm" svg:x2="15.714cm" svg:y2="5.142cm" draw:start-shape="id4" draw:start-glue-point="1" draw:end-shape="id1" draw:end-glue-point="3" svg:d="M13425 5142h2289" svg:viewBox="0 0 2290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41:15.122783792</meta:creation-date>
    <dc:date>2017-06-13T16:25:28.769881511</dc:date>
    <meta:editing-duration>PT12M56S</meta:editing-duration>
    <meta:editing-cycles>6</meta:editing-cycles>
    <meta:generator>LibreOffice/5.3.3.2$Linux_X86_64 LibreOffice_project/30m0$Build-2</meta:generator>
    <meta:document-statistic meta:object-count="9"/>
  </office:meta>
</office:document-meta>
</file>